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"/>
    <style:font-face style:name="Roboto" svg:font-family="Roboto, 'Lucida Grande'"/>
    <style:font-face style:name="AR PL SungtiL GB" svg:font-family="'AR PL SungtiL GB'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1cm" fo:margin-right="0cm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Text_20_body">
      <style:paragraph-properties fo:margin-left="1cm" fo:margin-right="0cm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5" style:family="paragraph" style:parent-style-name="Text_20_body">
      <style:paragraph-properties fo:margin-left="1cm" fo:margin-right="0cm" fo:orphans="2" fo:widows="2" fo:hyphenation-ladder-count="no-limit" fo:text-indent="0cm" style:auto-text-indent="false" style:writing-mode="lr-tb"/>
      <style:text-properties fo:font-variant="normal" fo:text-transform="none" fo:color="#2a2a2b" style:font-name="Open Sans" fo:font-size="10.5pt" fo:letter-spacing="normal" fo:font-style="normal" fo:font-weight="normal" style:font-size-asian="10.5pt" style:font-style-asian="normal" style:font-weight-asian="normal" style:font-name-complex="Open Sans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font-weight="bold" officeooo:paragraph-rsid="0019c12f" style:font-weight-asian="bold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font-weight="normal" officeooo:paragraph-rsid="001b3139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font-weight="normal" style:font-weight-asian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font-weight="normal" officeooo:paragraph-rsid="001b3139" style:font-weight-asian="normal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color="#ce181e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officeooo:rsid="0019c12f" officeooo:paragraph-rsid="0019c12f" fo:hyphenate="false" fo:hyphenation-remain-char-count="2" fo:hyphenation-push-char-count="2"/>
    </style:style>
    <style:style style:name="P15" style:family="paragraph" style:parent-style-name="Standard">
      <style:paragraph-properties fo:margin-left="2cm" fo:margin-right="0cm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2cm" fo:margin-right="0cm" fo:text-align="justify" style:justify-single-word="false" fo:orphans="2" fo:widows="2" fo:hyphenation-ladder-count="no-limit" fo:text-indent="0cm" style:auto-text-indent="false" style:writing-mode="lr-tb"/>
      <style:text-properties fo:color="#ce181e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Liberation Serif1" fo:font-size="12pt" fo:language="pt" fo:country="BR" fo:font-weight="normal" officeooo:rsid="0019c12f" officeooo:paragraph-rsid="0019c12f" style:letter-kerning="true" style:font-name-asian="Noto Sans CJK SC" style:font-size-asian="12pt" style:language-asian="zh" style:country-asian="CN" style:font-weight-asian="normal" style:font-name-complex="Lohit Devanagari2" style:font-size-complex="12pt" style:language-complex="hi" style:country-complex="IN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font-weight="normal" officeooo:paragraph-rsid="001b3139" style:font-weight-asian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font-weight="normal" officeooo:rsid="001ea917" officeooo:paragraph-rsid="001ea917" style:font-weight-asian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font-weight="bold" officeooo:paragraph-rsid="001ea917" style:font-weight-asian="bold" style:font-weight-complex="bold" fo:hyphenate="false" fo:hyphenation-remain-char-count="2" fo:hyphenation-push-char-count="2"/>
    </style:style>
    <style:style style:name="P21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a2a2b" style:font-name="Open Sans" fo:font-size="10.5pt" fo:letter-spacing="normal" fo:font-style="normal" fo:font-weight="normal" style:font-size-asian="10.5pt" style:font-style-asian="normal" style:font-weight-asian="normal" style:font-name-complex="Open Sans"/>
    </style:style>
    <style:style style:name="T3" style:family="text">
      <style:text-properties fo:font-variant="normal" fo:text-transform="none" fo:color="#2a2a2b" style:font-name="Open Sans" fo:font-size="10.5pt" fo:letter-spacing="normal" fo:language="pt" fo:country="BR" fo:font-style="normal" fo:font-weight="normal" style:letter-kerning="true" style:font-name-asian="AR PL SungtiL GB" style:font-size-asian="10.5pt" style:language-asian="zh" style:country-asian="CN" style:font-style-asian="normal" style:font-weight-asian="normal" style:font-name-complex="Open Sans" style:font-size-complex="12pt" style:language-complex="hi" style:country-complex="IN"/>
    </style:style>
    <style:style style:name="T4" style:family="text">
      <style:text-properties fo:font-variant="normal" fo:text-transform="none" fo:color="#2a2a2b" style:text-line-through-style="none" style:text-line-through-type="none" style:font-name="Open Sans" fo:font-size="10.5pt" fo:letter-spacing="normal" fo:language="pt" fo:country="BR" fo:font-style="normal" style:text-underline-style="none" fo:font-weight="normal" style:letter-kerning="true" fo:background-color="#ffffff" loext:char-shading-value="0" style:font-name-asian="AR PL SungtiL GB" style:font-size-asian="10.5pt" style:language-asian="zh" style:country-asian="CN" style:font-style-asian="normal" style:font-weight-asian="normal" style:font-name-complex="Open Sans" style:font-size-complex="12pt" style:language-complex="hi" style:country-complex="IN"/>
    </style:style>
    <style:style style:name="T5" style:family="text">
      <style:text-properties fo:font-variant="normal" fo:text-transform="none" fo:color="#2a2a2b" style:font-name="Roboto" fo:font-size="10.5pt" fo:letter-spacing="normal" fo:font-style="normal" fo:font-weight="normal" style:font-size-asian="10.5pt" style:font-style-asian="normal" style:font-weight-asian="normal" style:font-name-complex="Roboto"/>
    </style:style>
    <style:style style:name="T6" style:family="text">
      <style:text-properties fo:font-variant="normal" fo:text-transform="none" fo:color="#337ab7" style:text-line-through-style="none" style:text-line-through-type="none" style:font-name="Open Sans" fo:font-size="10.5pt" fo:letter-spacing="normal" fo:font-style="normal" style:text-underline-style="none" fo:font-weight="normal" fo:background-color="#ffffff" loext:char-shading-value="0" style:font-size-asian="10.5pt" style:font-style-asian="normal" style:font-weight-asian="normal" style:font-name-complex="Open Sans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9c12f"/>
    </style:style>
    <style:style style:name="T10" style:family="text">
      <style:text-properties style:use-window-font-color="true" style:font-name="Liberation Serif1" fo:font-size="12pt" fo:language="pt" fo:country="BR" style:letter-kerning="true" style:font-name-asian="Noto Sans CJK SC" style:font-size-asian="12pt" style:language-asian="zh" style:country-asian="CN" style:font-name-complex="Lohit Devanagari2" style:font-size-complex="12pt" style:language-complex="hi" style:country-complex="IN"/>
    </style:style>
    <style:style style:name="T11" style:family="text">
      <style:text-properties style:use-window-font-color="true" style:font-name="Liberation Serif1" fo:font-size="12pt" fo:language="pt" fo:country="BR" officeooo:rsid="0019c12f" style:letter-kerning="true" style:font-name-asian="Noto Sans CJK SC" style:font-size-asian="12pt" style:language-asian="zh" style:country-asian="CN" style:font-name-complex="Lohit Devanagari2" style:font-size-complex="12pt" style:language-complex="hi" style:country-complex="IN"/>
    </style:style>
    <style:style style:name="T12" style:family="text">
      <style:text-properties style:use-window-font-color="true" style:font-name="Liberation Serif1" fo:font-size="12pt" fo:language="pt" fo:country="BR" officeooo:rsid="001b3139" style:letter-kerning="true" style:font-name-asian="Noto Sans CJK SC" style:font-size-asian="12pt" style:language-asian="zh" style:country-asian="CN" style:font-name-complex="Lohit Devanagari2" style:font-size-complex="12pt" style:language-complex="hi" style:country-complex="IN"/>
    </style:style>
    <style:style style:name="T13" style:family="text">
      <style:text-properties style:use-window-font-color="true" style:font-name="Liberation Serif1" fo:font-size="12pt" fo:language="pt" fo:country="BR" officeooo:rsid="001ea917" style:letter-kerning="true" style:font-name-asian="Noto Sans CJK SC" style:font-size-asian="12pt" style:language-asian="zh" style:country-asian="CN" style:font-name-complex="Lohit Devanagari2" style:font-size-complex="12pt" style:language-complex="hi" style:country-complex="IN"/>
    </style:style>
    <style:style style:name="T14" style:family="text">
      <style:text-properties style:use-window-font-color="true" style:font-name="Liberation Serif1" fo:font-size="12pt" fo:language="pt" fo:country="BR" officeooo:rsid="0019c12f" style:letter-kerning="true" style:font-name-asian="Noto Sans CJK SC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  <style:style style:name="T15" style:family="text">
      <style:text-properties style:use-window-font-color="true" style:font-name="Liberation Serif1" fo:font-size="12pt" fo:language="pt" fo:country="BR" officeooo:rsid="001b3139" style:letter-kerning="true" style:font-name-asian="Noto Sans CJK SC" style:font-size-asian="12pt" style:language-asian="zh" style:country-asian="CN" style:font-weight-asian="normal" style:font-name-complex="Lohit Devanagari2" style:font-size-complex="12pt" style:language-complex="hi" style:country-complex="IN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Problema 1</text:h>
      <text:p text:style-name="Standard"/>
      <text:p text:style-name="Standard"/>
      <text:p text:style-name="P1">Questões 1 :</text:p>
      <text:p text:style-name="P2"/>
      <text:p text:style-name="P2">1. Quais as principais características do C++?</text:p>
      <text:p text:style-name="P4"/>
      <text:p text:style-name="P5">. Possibilidade em programação de alto e baixo nível</text:p>
      <text:p text:style-name="P4"><text:span text:style-name="T2">. É padronizado pela </text:span><text:a xlink:type="simple" xlink:href="https://www.portalgsti.com.br/normas-iso/" text:style-name="Internet_20_link" text:visited-style-name="Visited_20_Internet_20_Link"><text:span text:style-name="Internet_20_link"><text:span text:style-name="T6">ISO</text:span></text:span></text:a></text:p>
      <text:p text:style-name="P4"><text:span text:style-name="Internet_20_link"><text:span text:style-name="T6">. </text:span></text:span><text:span text:style-name="T2">Compatilidade com a linguagem C</text:span></text:p>
      <text:p text:style-name="P4"><text:span text:style-name="T2">. Pos</text:span><text:span text:style-name="T3">sui </text:span><text:a xlink:type="simple" xlink:href="https://fit.faccat.br/~guto/artigos/Artigo_Paradigmas_de_Programacao.pdf" text:style-name="Internet_20_link" text:visited-style-name="Visited_20_Internet_20_Link"><text:span text:style-name="Internet_20_link"><text:span text:style-name="T4">paradigmas de programação</text:span></text:span></text:a><text:span text:style-name="T4"> </text:span><text:span text:style-name="T3">funci</text:span><text:span text:style-name="T5">onal, genérica, orientada a objetos e imperativa</text:span></text:p>
      <text:p text:style-name="P4"><text:span text:style-name="T5">. </text:span><text:span text:style-name="T2">Pode ser ser utilizada sem a necessidade de um ambiente de desenvolvimento sofisticado</text:span></text:p>
      <text:p text:style-name="P3"/>
      <text:p text:style-name="P2">2. Podemos afirmar que C++ é um super conjunto de C?</text:p>
      <text:p text:style-name="P2"/>
      <text:p text:style-name="P3">Não. Porque tem várias funcionalidades que não estão contodas na linguagem C, pois a diferença é o modo da orientação na montagem do código.</text:p>
      <text:p text:style-name="P3"/>
      <text:p text:style-name="P2">3. Quais extensões de arquivo são comumente utilizadas para identificar códigos-fonte C++?</text:p>
      <text:p text:style-name="P3"/>
      <text:p text:style-name="P3">.cpp, .hpp, </text:p>
      <text:p text:style-name="P3"/>
      <text:p text:style-name="P7">4. Utilizando o editor de texto Sublime, crie um novo documento a partir da listagem abaixo e, então, salve-o com o nome list0101.cpp.</text:p>
      <text:p text:style-name="P9"/>
      <text:p text:style-name="P9"><text:span text:style-name="T1">Obs.:</text:span> ver código no arquivo <text:span text:style-name="T8">list0101.cpp</text:span>.</text:p>
      <text:p text:style-name="P9"/>
      <text:p text:style-name="P6"><text:span text:style-name="T1">(a) </text:span>O que este programa faz? Neste primeiro momento, não será necessário compreender todos os detalhes do código, mas perceba como os comentários ajudam na compreensão do programa, assim como a indentação ajuda a perceber a estrutura do código-fonte. Perceba, também, como uma boa escolha dos nomes de variáveis melhora a legibilidade do código.</text:p>
      <text:p text:style-name="P6"/>
      <text:p text:style-name="P6">O programa organiza em ordem alfabetica os textos digitados na entrada padrão. </text:p>
      <text:p text:style-name="P6">Obs.: Cada texto termina com a tecla ‘enter’ e a entrada de dados é finalizada com “ctrl + d”.</text:p>
      <text:p text:style-name="P6"/>
      <text:p text:style-name="P7">(b) Observe a função read() (linhas 14-19). Qual a vantagem da utilização de subprogramas?</text:p>
      <text:p text:style-name="P7">Qual o princípio por trás desta estruturação do código?</text:p>
      <text:p text:style-name="P6">Trás mais agilidade, principalmente em reutilizar o código da função.</text:p>
      <text:p text:style-name="P6">Faz a leitura da entrada de dados do tipo string.</text:p>
      <text:p text:style-name="P6"/>
      <text:p text:style-name="P7">(c) O que a seguinte linha de compilação realiza?</text:p>
      <text:p text:style-name="P15">g++ -o list0101 -pedantic -std=c++11 list0101.cpp</text:p>
      <text:p text:style-name="P16">xxxxxxxxxxxx</text:p>
      <text:p text:style-name="P15"/>
      <text:p text:style-name="P6">Cria um arquivo binário com o nome list0101 contendo toda a codificação do programa.</text:p>
      <text:p text:style-name="P6"><text:soft-page-break/></text:p>
      <text:p text:style-name="P7">(d) Execute o arquivo resultante da compilação. Como você pode testá-lo?</text:p>
      <text:p text:style-name="P7"/>
      <text:p text:style-name="P11">Poderei digitar vários textos e o programa irá ordenar em ordem alfabética. Ex.:</text:p>
      <text:p text:style-name="P11">Exemplo:</text:p>
      <text:p text:style-name="P11">. Entradas:</text:p>
      <text:p text:style-name="P11">boa sáude para você</text:p>
      <text:p text:style-name="P11">agora eu quero</text:p>
      <text:p text:style-name="P11">como você está?</text:p>
      <text:p text:style-name="P11">. Saídas:</text:p>
      <text:p text:style-name="P11">agora eu quero</text:p>
      <text:p text:style-name="P11">como você está?</text:p>
      <text:p text:style-name="P11">boa sáude para você</text:p>
      <text:p text:style-name="P6">Obs.: Cada texto ter</text:p>
      <text:p text:style-name="P6">mina com a tecla ‘enter’ e a entrada de dados é finalizada com “ctrl + d”.</text:p>
      <text:p text:style-name="P6"/>
      <text:p text:style-name="P7">5. Considere o código mostrado na listagem list0201.cpp:</text:p>
      <text:p text:style-name="P6"/>
      <text:p text:style-name="P6"><text:span text:style-name="T1">Arquivo:</text:span> lists/list0201.cpp</text:p>
      <text:p text:style-name="P6"/>
      <text:p text:style-name="P7">(a) O que este programa faz?</text:p>
      <text:p text:style-name="P6"/>
      <text:p text:style-name="P6">O programa escreve na saída padrão <text:s/>“min = ” e “max = ” seguidos respectivamentes do menor inteiro e do maior inteiro, os quais são lidos da entrada padrão. Ex.:</text:p>
      <text:p text:style-name="P6">Exemplo:</text:p>
      <text:p text:style-name="P6">. Entradas:</text:p>
      <text:p text:style-name="P6">4</text:p>
      <text:p text:style-name="P6">3</text:p>
      <text:p text:style-name="P6">6</text:p>
      <text:p text:style-name="P6">2</text:p>
      <text:p text:style-name="P6">. Saídas:</text:p>
      <text:p text:style-name="P6">min = 2</text:p>
      <text:p text:style-name="P6">max = 6</text:p>
      <text:p text:style-name="P6"/>
      <text:p text:style-name="P7">(b) Nas linhas 1-3 podemos identificar duas diferentes maneiras de comentar o código. Defina as regras adotadas por tais formas de comentários. O que acontecerá se trocarmos o comentário /// por outro no estilo /**...*/ no código acima?</text:p>
      <text:p text:style-name="P6"/>
      <text:p text:style-name="P6">Com “///” você pode comentar apenas um comentário por linha, já com o estilo <text:s/>/**..*/ você pode fazer os comentários com várias linhas, desde que o comentários esteja entre as “/**” e “*/”.</text:p>
      <text:p text:style-name="P6"/>
      <text:p text:style-name="P7">(c) Qual a função das diretivas das linhas 5-8?</text:p>
      <text:p text:style-name="P6"/>
      <text:p text:style-name="P6">É incluir as bibliotecas padrão do C++, as quais tem vários procedimentos.</text:p>
      <text:p text:style-name="P13"/>
      <text:p text:style-name="P7">(d) Justifique a inclusão das bibliotecas para o funcionamento do programa list0201.cpp.</text:p>
      <text:p text:style-name="P7">Para isso, relacione as bibliotecas incluídas com os comandos utilizados neste programa.</text:p>
      <text:p text:style-name="P6"/>
      <text:p text:style-name="P7">#include &lt;iostream&gt;:</text:p>
      <text:p text:style-name="P6">. <text:s text:c="4"/>while(std::cin &gt;&gt; x)</text:p>
      <text:p text:style-name="P6">. <text:s text:c="4"/>std:: cout &lt;&lt; "min = " &lt;&lt; min &lt;&lt; "\nmax = " &lt;&lt; max &lt;&lt; '\n';</text:p>
      <text:p text:style-name="P6"/>
      <text:p text:style-name="P7"><text:soft-page-break/>#include &lt;istream&gt;</text:p>
      <text:p text:style-name="P6">. <text:s text:c="4"/>while(std::cin &gt;&gt; x)</text:p>
      <text:p text:style-name="P6"/>
      <text:p text:style-name="P7">#include &lt;limits&gt;</text:p>
      <text:p text:style-name="P11">. int min(std:: numeric_limits&lt;int&gt;:: max());</text:p>
      <text:p text:style-name="P6"/>
      <text:p text:style-name="P7">#include &lt;ostream&gt;</text:p>
      <text:p text:style-name="P11">. <text:s text:c="3"/>int min(std:: numeric_limits&lt;int&gt;:: max());</text:p>
      <text:p text:style-name="P11">. <text:s text:c="3"/>int max(std:: numeric_limits&lt;int&gt;:: min());</text:p>
      <text:p text:style-name="P6"/>
      <text:p text:style-name="P7">(e) Na linha 7, substitua limits por stimil. O que acontecerá na compilação do programa?</text:p>
      <text:p text:style-name="P6">Na hora de compilar dar erro, pois a diretiva “<text:span text:style-name="T7">stimil</text:span>”.</text:p>
      <text:p text:style-name="P6"/>
      <text:p text:style-name="P7">(f) Na linha 10, substitua main por MAIN. O que acontecerá na execução do programa?</text:p>
      <text:p text:style-name="P6">Na hora de compilar dar erro, pois a variável ‘main’ é reservada para a linguagem c++ que indica o ínício do programa. Em c++ letras maísculas e minísculas são lidas diferentes.</text:p>
      <text:p text:style-name="P6"/>
      <text:p text:style-name="P7">(g) Em quais condições o teste do while (linha 16) será avaliado para verdadeiro?</text:p>
      <text:p text:style-name="P6">O laço hhile será avaliado para verdadeiro sempre que receber um inteiro da entrada padrão.</text:p>
      <text:p text:style-name="P6"/>
      <text:p text:style-name="P7">(h) Suponha uma nova versão deste código com a linha 19 modificada para if (x).</text:p>
      <text:p text:style-name="P6"/>
      <text:p text:style-name="P7">i. O que você espera acontecer ao compilar o programa?</text:p>
      <text:p text:style-name="P6">Vai compila normalmente.</text:p>
      <text:p text:style-name="P6"/>
      <text:p text:style-name="P7">ii. O que você espera acontecer quando executar o programa?</text:p>
      <text:p text:style-name="P11">Os valores de mínimo serão sempre o último valor digitado e o valor máximo não sofrerá alteração, ou seja, será sempre o maior valor.</text:p>
      <text:p text:style-name="P6"/>
      <text:p text:style-name="P7">iii. O que você espera obter como resultado ao fornecer os valores 0, 1, 2 e 3 como entrada?</text:p>
      <text:p text:style-name="P11">O valor mínimo e valor máximo serão 3. (min = 3 e max = 3). </text:p>
      <text:p text:style-name="P6"/>
      <text:p text:style-name="P7">iv. O que você espera obter como resultado ao fornecer os valores 3, 2, 1, e 0 como entrada?</text:p>
      <text:p text:style-name="P11">O valor mínimo será 0 e o valor máximo será 3. (min = 0 e max = 3). </text:p>
      <text:p text:style-name="P6"/>
      <text:p text:style-name="P7">v. Explique os resultados obtidos por meio da execução do programa modificado.</text:p>
      <text:p text:style-name="P11">Sempre o último valor de x será atribuído ao valor mínimo (min), não alterando o restante do código do programa.</text:p>
      <text:p text:style-name="P11"/>
      <text:p text:style-name="P7">6. Implemente e compile o programa abaixo.</text:p>
      <text:p text:style-name="P6"/>
      <text:p text:style-name="P6"><text:span text:style-name="T1">Arquivo: </text:span><text:span text:style-name="T8">lists/list0203.cpp</text:span></text:p>
      <text:p text:style-name="P7"/>
      <text:p text:style-name="P6">Xxxxxxxxxxxxxxxxxxxxxxxx digitar xxxxxxxxxxxxxxxxxxxxxxx</text:p>
      <text:p text:style-name="P6"/>
      <text:p text:style-name="P8"><text:span text:style-name="T9">7</text:span>. A listagem a seguir mostra um programa simples que executa entradas e saídas de dados: <text:span text:style-name="T9">list0501.cpp</text:span>.</text:p>
      <text:p text:style-name="P8">(a) Suponha que usuário informa os números 42 e 21 como valores de entrada, separados por</text:p>
      <text:p text:style-name="P8">espaços. Qual a saída esperada? Execute o programa e verifique sua previsão.</text:p>
      <text:p text:style-name="P8"/>
      <text:p text:style-name="P10"><text:span text:style-name="T14">Após executar, o programa realiza a soma de 42 com 21 </text:span><text:span text:style-name="T15">(Enter an other number: </text:span><text:span text:style-name="T14">The sum of 42 and 21 is 63)</text:span></text:p>
      <text:p text:style-name="P17"><text:soft-page-break/>(b) Para cada valor de entrada mostrado a seguir, explique o resultado obtido:</text:p>
      <text:p text:style-name="P12"><text:span text:style-name="T11">i. 42*21 --- </text:span><text:span text:style-name="T12">(Enter an other number: </text:span><text:span text:style-name="T11">The sum of 42 and </text:span><text:span text:style-name="T12">0</text:span><text:span text:style-name="T11"> is </text:span><text:span text:style-name="T12">0</text:span><text:span text:style-name="T11">)</text:span></text:p>
      <text:p text:style-name="P12"><text:span text:style-name="T11">ii. xyz <text:s text:c="2"/>---- </text:span><text:span text:style-name="T12">(Enter an other number: </text:span><text:span text:style-name="T11">The sum of </text:span><text:span text:style-name="T12">0 </text:span><text:span text:style-name="T11">and </text:span><text:span text:style-name="T12">1638441216</text:span><text:span text:style-name="T11"> is </text:span><text:span text:style-name="T12">1638441216</text:span><text:span text:style-name="T11"> <text:s/>)</text:span></text:p>
      <text:p text:style-name="P12"><text:span text:style-name="T11">iii. 42-21 <text:s/>– <text:s/></text:span><text:span text:style-name="T12">(Enter an other number: </text:span><text:span text:style-name="T11">The sum of 42 and </text:span><text:span text:style-name="T12">-21</text:span><text:span text:style-name="T11"> is </text:span><text:span text:style-name="T12">21</text:span><text:span text:style-name="T11">)</text:span></text:p>
      <text:p text:style-name="P12"><text:span text:style-name="T11">iv. 42.21 --- </text:span><text:span text:style-name="T12">(Enter an other number: </text:span><text:span text:style-name="T11">The sum of 42 and </text:span><text:span text:style-name="T12">0</text:span><text:span text:style-name="T11"> is </text:span><text:span text:style-name="T12">42</text:span><text:span text:style-name="T11">)</text:span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20"><text:span text:style-name="T13">10</text:span><text:span text:style-name="T11">. Considere o seguinte programa: list0804.cpp</text:span></text:p>
      <text:p text:style-name="P20"><text:span text:style-name="T11">(a) O que você espera como resultado da execução deste programa?</text:span></text:p>
      <text:p text:style-name="P20"><text:span text:style-name="T11"/></text:p>
      <text:p text:style-name="P20"><text:span text:style-name="T11"/></text:p>
      <text:p text:style-name="P20"><text:span text:style-name="T11">(b) Crie um programa que utilize larguras de campos, caracteres de preenchimento e manipu-</text:span></text:p>
      <text:p text:style-name="P20"><text:span text:style-name="T11">ladores de alinhamento para produzir o seguinte resultado:</text:span></text:p>
      <text:p text:style-name="P20"><text:span text:style-name="T11">000042</text:span></text:p>
      <text:p text:style-name="P20"><text:span text:style-name="T11">420000</text:span></text:p>
      <text:p text:style-name="P20"><text:span text:style-name="T11">42</text:span></text:p>
      <text:p text:style-name="P20"><text:span text:style-name="T11">-42-</text:span></text:p>
      <text:p text:style-name="P12"><text:span text:style-name="T11"/></text:p>
      <text:p text:style-name="P12"><text:span text:style-name="T11"/></text:p>
      <text:p text:style-name="P19"><text:span text:style-name="T11"/></text:p>
      <text:p text:style-name="P14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"/>
    <style:font-face style:name="Roboto" svg:font-family="Roboto, 'Lucida Grande'"/>
    <style:font-face style:name="AR PL SungtiL GB" svg:font-family="'AR PL SungtiL GB'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ans CJK SC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23:23:44.309000500</meta:creation-date>
    <dc:date>2019-08-05T02:36:39.224911981</dc:date>
    <meta:editing-cycles>4</meta:editing-cycles>
    <meta:editing-duration>PT28M28S</meta:editing-duration>
    <meta:generator>LibreOffice/6.0.7.3$Linux_X86_64 LibreOffice_project/00m0$Build-3</meta:generator>
    <meta:document-statistic meta:table-count="0" meta:image-count="0" meta:object-count="0" meta:page-count="4" meta:paragraph-count="104" meta:word-count="1049" meta:character-count="6093" meta:non-whitespace-character-count="5118"/>
  </office:meta>
</office:document-meta>
</file>